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aa61a"/>
    </style:style>
    <style:style style:name="ce10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11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size="12pt" fo:language="en" fo:country="US" style:letter-kerning="true" style:font-name-asian="Lohit Devanagari" style:font-size-asian="12pt" style:language-asian="hi" style:country-asian="IN"/>
    </style:style>
    <style:style style:name="T2" style:family="text">
      <style:text-properties style:use-window-font-color="true" fo:font-size="12pt" style:letter-kerning="true" fo:language="en" fo:country="US" style:language-asian="hi" style:country-asian="IN" style:font-name-asian="Lohit Devanagari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2" table:default-cell-style-name="Default"/>
        <table:table-row table:style-name="ro1">
          <table:table-cell table:style-name="ce9"/>
          <table:table-cell table:style-name="ce10" office:value-type="string" calcext:value-type="string">
            <text:p>Paper title</text:p>
          </table:table-cell>
          <table:table-cell table:style-name="ce10" office:value-type="string" calcext:value-type="string">
            <text:p>paper_reference</text:p>
          </table:table-cell>
          <table:table-cell table:style-name="ce10" office:value-type="string" calcext:value-type="string">
            <text:p>fitness_proxy_used</text:p>
          </table:table-cell>
          <table:table-cell table:style-name="ce9"/>
          <table:table-cell table:style-name="ce9" office:value-type="string" calcext:value-type="string">
            <text:p>data extraction method </text:p>
          </table:table-cell>
          <table:table-cell table:style-name="ce9" office:value-type="string" calcext:value-type="string">
            <text:p>Mean( sex not considered)</text:p>
          </table:table-cell>
          <table:table-cell table:style-name="ce9" office:value-type="string" calcext:value-type="string">
            <text:p>standard error</text:p>
          </table:table-cell>
          <table:table-cell table:style-name="ce9" office:value-type="string" calcext:value-type="string">
            <text:p>Confidence interval </text:p>
          </table:table-cell>
          <table:table-cell table:style-name="ce9" office:value-type="string" calcext:value-type="string">
            <text:p>Mean ( Male)</text:p>
          </table:table-cell>
          <table:table-cell table:style-name="ce9" office:value-type="string" calcext:value-type="string">
            <text:p>Standard error (Male </text:p>
          </table:table-cell>
          <table:table-cell table:style-name="ce9" office:value-type="string" calcext:value-type="string">
            <text:p>Mean (Female)</text:p>
          </table:table-cell>
          <table:table-cell table:style-name="ce9" office:value-type="string" calcext:value-type="string">
            <text:p>Standard error (female)</text:p>
          </table:table-cell>
          <table:table-cell table:style-name="ce9" office:value-type="string" calcext:value-type="string">
            <text:p>median female</text:p>
          </table:table-cell>
          <table:table-cell table:style-name="ce9" office:value-type="string" calcext:value-type="string">
            <text:p>median male </text:p>
          </table:table-cell>
          <table:table-cell table:style-name="ce9" office:value-type="string" calcext:value-type="string">
            <text:p>standard deviation</text:p>
          </table:table-cell>
          <table:table-cell table:style-name="ce9" office:value-type="string" calcext:value-type="string">
            <text:p>variance </text:p>
          </table:table-cell>
          <table:table-cell table:style-name="ce9" office:value-type="string" calcext:value-type="string">
            <text:p>effect sizes</text:p>
          </table:table-cell>
          <table:table-cell table:style-name="ce9" office:value-type="string" calcext:value-type="string">
            <text:p>Selection Temperature</text:p>
          </table:table-cell>
          <table:table-cell table:style-name="ce9" office:value-type="string" calcext:value-type="string">
            <text:p>Assay Temperature</text:p>
          </table:table-cell>
          <table:table-cell table:style-name="ce9" office:value-type="string" calcext:value-type="string">
            <text:p>Control/selection line </text:p>
          </table:table-cell>
          <table:table-cell table:style-name="ce9" office:value-type="string" calcext:value-type="string">
            <text:p>Time series </text:p>
          </table:table-cell>
          <table:table-cell table:style-name="ce9" office:value-type="string" calcext:value-type="string">
            <text:p>Replicate</text:p>
          </table:table-cell>
          <table:table-cell table:style-name="ce9" office:value-type="string" calcext:value-type="string">
            <text:p>Male Data </text:p>
          </table:table-cell>
          <table:table-cell table:style-name="ce9" office:value-type="string" calcext:value-type="string">
            <text:p>Female data </text:p>
          </table:table-cell>
          <table:table-cell table:style-name="ce9" office:value-type="string" calcext:value-type="string">
            <text:p>Culture plate </text:p>
          </table:table-cell>
          <table:table-cell table:style-name="ce9" office:value-type="string" calcext:value-type="string">
            <text:p>Sex not considered data </text:p>
          </table:table-cell>
          <table:table-cell table:style-name="ce9" office:value-type="string" calcext:value-type="string">
            <text:p>Technical replicate</text:p>
          </table:table-cell>
          <table:table-cell table:style-name="ce9" table:number-columns-repeated="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Rapid evolution in response to warming does not affect the</text:p>
            <text:p>toxicity of a pollutant: Insights from experimental evolution in</text:p>
            <text:p>heated mesocosms</text:p>
          </table:table-cell>
          <table:table-cell table:style-name="ce11" office:value-type="string" calcext:value-type="string">
            <text:p><text:span text:style-name="T2">(Zhang et al., 2019)</text:span></text:p>
          </table:table-cell>
          <table:table-cell table:style-name="ce12" office:value-type="string" calcext:value-type="string">
            <text:p>Intrinsic growth rate (day–1) </text:p>
          </table:table-cell>
          <table:table-cell/>
          <table:table-cell office:value-type="string" calcext:value-type="string">
            <text:p>from supplementary data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0.21" calcext:value-type="float">
            <text:p>0.21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0.16" calcext:value-type="float">
            <text:p>0.16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0.14" calcext:value-type="float">
            <text:p>0.14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0.16" calcext:value-type="float">
            <text:p>0.16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0.14" calcext:value-type="float">
            <text:p>0.14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0.14" calcext:value-type="float">
            <text:p>0.14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0.11" calcext:value-type="float">
            <text:p>0.11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0.12" calcext:value-type="float">
            <text:p>0.1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0.16" calcext:value-type="float">
            <text:p>0.16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0.14" calcext:value-type="float">
            <text:p>0.14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0.21" calcext:value-type="float">
            <text:p>0.21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0.16" calcext:value-type="float">
            <text:p>0.16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0.16" calcext:value-type="float">
            <text:p>0.16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0.21" calcext:value-type="float">
            <text:p>0.21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15"/>
        </table:table-row>
        <table:table-row table:style-name="ro3">
          <table:table-cell table:number-columns-repeated="42"/>
        </table:table-row>
        <table:table-row table:style-name="ro2">
          <table:table-cell table:number-columns-repeated="3"/>
          <table:table-cell table:style-name="ce12" office:value-type="string" calcext:value-type="string">
            <text:p>Age at 1st reproduction (days)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14.56" calcext:value-type="float">
            <text:p>14.56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15.4" calcext:value-type="float">
            <text:p>15.4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12.39" calcext:value-type="float">
            <text:p>12.3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12.68" calcext:value-type="float">
            <text:p>12.6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18.73" calcext:value-type="float">
            <text:p>18.73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13.53" calcext:value-type="float">
            <text:p>13.53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20.07" calcext:value-type="float">
            <text:p>20.07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10.41" calcext:value-type="float">
            <text:p>10.41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11.33" calcext:value-type="float">
            <text:p>11.33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10.13" calcext:value-type="float">
            <text:p>10.13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8.22" calcext:value-type="float">
            <text:p>8.2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5.18" calcext:value-type="float">
            <text:p>5.1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6.2" calcext:value-type="float">
            <text:p>6.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5.2" calcext:value-type="float">
            <text:p>5.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5.38" calcext:value-type="float">
            <text:p>5.3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5.7" calcext:value-type="float">
            <text:p>5.7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4.8" calcext:value-type="float">
            <text:p>4.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7.67" calcext:value-type="float">
            <text:p>7.67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5.72" calcext:value-type="float">
            <text:p>5.7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5.2" calcext:value-type="float">
            <text:p>5.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4.07" calcext:value-type="float">
            <text:p>4.07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6.31" calcext:value-type="float">
            <text:p>6.31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4.06" calcext:value-type="float">
            <text:p>4.06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6.33" calcext:value-type="float">
            <text:p>6.33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6.6" calcext:value-type="float">
            <text:p>6.6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19.67" calcext:value-type="float">
            <text:p>19.67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15.27" calcext:value-type="float">
            <text:p>15.27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15.47" calcext:value-type="float">
            <text:p>15.47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14.19" calcext:value-type="float">
            <text:p>14.1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14.59" calcext:value-type="float">
            <text:p>14.5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13.28" calcext:value-type="float">
            <text:p>13.2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13.21" calcext:value-type="float">
            <text:p>13.21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10.88" calcext:value-type="float">
            <text:p>10.8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13.62" calcext:value-type="float">
            <text:p>13.6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9.81" calcext:value-type="float">
            <text:p>9.81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12.31" calcext:value-type="float">
            <text:p>12.31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12.1" calcext:value-type="float">
            <text:p>12.1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12.57" calcext:value-type="float">
            <text:p>12.57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8.47" calcext:value-type="float">
            <text:p>8.47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9.06" calcext:value-type="float">
            <text:p>9.06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8.18" calcext:value-type="float">
            <text:p>8.1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8.39" calcext:value-type="float">
            <text:p>8.3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9.17" calcext:value-type="float">
            <text:p>9.17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11.94" calcext:value-type="float">
            <text:p>11.94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8.79" calcext:value-type="float">
            <text:p>8.7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7.69" calcext:value-type="float">
            <text:p>7.6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8.54" calcext:value-type="float">
            <text:p>8.54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8.29" calcext:value-type="float">
            <text:p>8.2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8.13" calcext:value-type="float">
            <text:p>8.13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9.56" calcext:value-type="float">
            <text:p>9.56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8.93" calcext:value-type="float">
            <text:p>8.93</text:p>
          </table:table-cell>
          <table:table-cell table:number-columns-repeated="15"/>
        </table:table-row>
        <table:table-row table:style-name="ro3">
          <table:table-cell table:number-columns-repeated="42"/>
        </table:table-row>
        <table:table-row table:style-name="ro2">
          <table:table-cell table:number-columns-repeated="3"/>
          <table:table-cell table:style-name="ce12" office:value-type="string" calcext:value-type="string">
            <text:p>Early fecundity (# offspring)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1.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 +ZnO</text:p>
          </table:table-cell>
          <table:table-cell/>
          <table:table-cell office:value-type="string" calcext:value-type="string">
            <text:p>K3.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0" calcext:value-type="float">
            <text:p>20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1.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3">
          <table:table-cell table:number-columns-repeated="19"/>
          <table:table-cell office:value-type="float" office:value="24" calcext:value-type="float">
            <text:p>24</text:p>
          </table:table-cell>
          <table:table-cell office:value-type="string" calcext:value-type="string">
            <text:p>Ambient+4 +ZnO</text:p>
          </table:table-cell>
          <table:table-cell/>
          <table:table-cell office:value-type="string" calcext:value-type="string">
            <text:p>W2.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02:21:25.179252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9:55:42.703482282</meta:creation-date>
    <dc:date>2021-04-29T19:56:09.322257734</dc:date>
    <meta:editing-duration>PT27S</meta:editing-duration>
    <meta:editing-cycles>1</meta:editing-cycles>
    <meta:generator>LibreOffice/6.0.7.3$Linux_X86_64 LibreOffice_project/00m0$Build-3</meta:generator>
    <meta:document-statistic meta:table-count="1" meta:cell-count="705" meta:object-count="0"/>
  </office:meta>
</office:document-meta>
</file>